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style:line-height-at-least="0.445cm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style:font-name="helvetica neue" fo:font-size="12.6000003814697pt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445cm" fo:text-align="start" style:justify-single-word="false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1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font-weight="bold"/>
    </style:style>
    <style:style style:name="T2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6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7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rathon</text:p>
      <text:section text:style-name="Sect1" text:name="pageContent">
        <text:p text:style-name="P4">time limit per test</text:p>
        <text:p text:style-name="P5">1 second</text:p>
        <text:p text:style-name="P4">memory limit per test</text:p>
        <text:p text:style-name="P5">256 megabytes</text:p>
        <text:p text:style-name="P4">input</text:p>
        <text:p text:style-name="P5">standard input</text:p>
        <text:p text:style-name="P4">output</text:p>
        <text:p text:style-name="P5">standard output</text:p>
        <text:p text:style-name="P6">You are given four <text:span text:style-name="T1">distinct</text:span> integers <text:bookmark text:name="MathJax-Element-1-Frame"/><text:bookmark text:name="MathJax-Span-1"/><text:bookmark text:name="MathJax-Span-2"/><text:bookmark text:name="MathJax-Span-3"/><text:span text:style-name="T2">a</text:span><text:span text:style-name="T3">�</text:span>, <text:bookmark text:name="MathJax-Element-2-Frame"/><text:bookmark text:name="MathJax-Span-4"/><text:bookmark text:name="MathJax-Span-5"/><text:bookmark text:name="MathJax-Span-6"/><text:span text:style-name="T2">b</text:span><text:span text:style-name="T3">�</text:span>, <text:bookmark text:name="MathJax-Element-3-Frame"/><text:bookmark text:name="MathJax-Span-7"/><text:bookmark text:name="MathJax-Span-8"/><text:bookmark text:name="MathJax-Span-9"/><text:span text:style-name="T2">c</text:span><text:span text:style-name="T3">�</text:span>, <text:bookmark text:name="MathJax-Element-4-Frame"/><text:bookmark text:name="MathJax-Span-10"/><text:bookmark text:name="MathJax-Span-11"/><text:bookmark text:name="MathJax-Span-12"/><text:span text:style-name="T2">d</text:span><text:span text:style-name="T3">�</text:span>.</text:p>
        <text:p text:style-name="P6">Timur and three other people are running a marathon. The value <text:bookmark text:name="MathJax-Element-5-Frame"/><text:bookmark text:name="MathJax-Span-13"/><text:bookmark text:name="MathJax-Span-14"/><text:bookmark text:name="MathJax-Span-15"/><text:span text:style-name="T2">a</text:span><text:span text:style-name="T3">�</text:span> is the distance that Timur has run and <text:bookmark text:name="MathJax-Element-6-Frame"/><text:bookmark text:name="MathJax-Span-16"/><text:bookmark text:name="MathJax-Span-17"/><text:bookmark text:name="MathJax-Span-18"/><text:span text:style-name="T2">b</text:span><text:span text:style-name="T3">�</text:span>, <text:bookmark text:name="MathJax-Element-7-Frame"/><text:bookmark text:name="MathJax-Span-19"/><text:bookmark text:name="MathJax-Span-20"/><text:bookmark text:name="MathJax-Span-21"/><text:span text:style-name="T2">c</text:span><text:span text:style-name="T3">�</text:span>, <text:bookmark text:name="MathJax-Element-8-Frame"/><text:bookmark text:name="MathJax-Span-22"/><text:bookmark text:name="MathJax-Span-23"/><text:bookmark text:name="MathJax-Span-24"/><text:span text:style-name="T2">d</text:span><text:span text:style-name="T3">�</text:span> correspond to the distances the other three participants ran.</text:p>
        <text:p text:style-name="P7">Output the number of participants in front of Timur.</text:p>
        <text:p text:style-name="P9">Input</text:p>
        <text:p text:style-name="P6">The first line contains a single integer <text:bookmark text:name="MathJax-Element-9-Frame"/><text:bookmark text:name="MathJax-Span-25"/><text:bookmark text:name="MathJax-Span-26"/><text:bookmark text:name="MathJax-Span-27"/><text:span text:style-name="T2">t</text:span><text:span text:style-name="T3">�</text:span> (<text:bookmark text:name="MathJax-Element-10-Frame"/><text:bookmark text:name="MathJax-Span-28"/><text:bookmark text:name="MathJax-Span-29"/><text:bookmark text:name="MathJax-Span-30"/><text:span text:style-name="T4">1</text:span><text:bookmark text:name="MathJax-Span-31"/><text:span text:style-name="T6">≤</text:span><text:bookmark text:name="MathJax-Span-32"/><text:span text:style-name="T2">t</text:span><text:bookmark text:name="MathJax-Span-33"/><text:span text:style-name="T6">≤</text:span><text:bookmark text:name="MathJax-Span-34"/><text:bookmark text:name="MathJax-Span-35"/><text:span text:style-name="T4">10</text:span><text:bookmark text:name="MathJax-Span-36"/><text:span text:style-name="T5">4</text:span><text:span text:style-name="T3">1≤�≤104</text:span>) — the number of test cases.</text:p>
        <text:p text:style-name="P6">The description of each test case consists of four <text:span text:style-name="T1">distinct</text:span> integers <text:bookmark text:name="MathJax-Element-11-Frame"/><text:bookmark text:name="MathJax-Span-37"/><text:bookmark text:name="MathJax-Span-38"/><text:bookmark text:name="MathJax-Span-39"/><text:span text:style-name="T2">a</text:span><text:span text:style-name="T3">�</text:span>, <text:bookmark text:name="MathJax-Element-12-Frame"/><text:bookmark text:name="MathJax-Span-40"/><text:bookmark text:name="MathJax-Span-41"/><text:bookmark text:name="MathJax-Span-42"/><text:span text:style-name="T2">b</text:span><text:span text:style-name="T3">�</text:span>, <text:bookmark text:name="MathJax-Element-13-Frame"/><text:bookmark text:name="MathJax-Span-43"/><text:bookmark text:name="MathJax-Span-44"/><text:bookmark text:name="MathJax-Span-45"/><text:span text:style-name="T2">c</text:span><text:span text:style-name="T3">�</text:span>, <text:bookmark text:name="MathJax-Element-14-Frame"/><text:bookmark text:name="MathJax-Span-46"/><text:bookmark text:name="MathJax-Span-47"/><text:bookmark text:name="MathJax-Span-48"/><text:span text:style-name="T2">d</text:span><text:span text:style-name="T3">�</text:span> (<text:bookmark text:name="MathJax-Element-15-Frame"/><text:bookmark text:name="MathJax-Span-49"/><text:bookmark text:name="MathJax-Span-50"/><text:bookmark text:name="MathJax-Span-51"/><text:span text:style-name="T4">0</text:span><text:bookmark text:name="MathJax-Span-52"/><text:span text:style-name="T6">≤</text:span><text:bookmark text:name="MathJax-Span-53"/><text:span text:style-name="T2">a</text:span><text:bookmark text:name="MathJax-Span-54"/><text:span text:style-name="T4">,</text:span><text:bookmark text:name="MathJax-Span-55"/><text:span text:style-name="T2">b</text:span><text:bookmark text:name="MathJax-Span-56"/><text:span text:style-name="T4">,</text:span><text:bookmark text:name="MathJax-Span-57"/><text:span text:style-name="T2">c</text:span><text:bookmark text:name="MathJax-Span-58"/><text:span text:style-name="T4">,</text:span><text:bookmark text:name="MathJax-Span-59"/><text:span text:style-name="T2">d</text:span><text:bookmark text:name="MathJax-Span-60"/><text:span text:style-name="T6">≤</text:span><text:bookmark text:name="MathJax-Span-61"/><text:bookmark text:name="MathJax-Span-62"/><text:span text:style-name="T4">10</text:span><text:bookmark text:name="MathJax-Span-63"/><text:span text:style-name="T5">4</text:span><text:span text:style-name="T3">0≤�,�,�,�≤104</text:span>).</text:p>
        <text:p text:style-name="P9">Output</text:p>
        <text:p text:style-name="P7">For each test case, output a single integer — the number of participants in front of Timur.</text:p>
        <text:p text:style-name="P8">Example</text:p>
        <text:p text:style-name="P10">input</text:p>
        <text:section text:style-name="Sect1" text:name="id003804388222497983">
          <text:p text:style-name="P11">Copy</text:p>
        </text:section>
        <text:p text:style-name="P1"><text:bookmark text:name="id001724785058460292"/>4</text:p>
        <text:p text:style-name="P2">2 3 4 1</text:p>
        <text:p text:style-name="P2">10000 0 1 2</text:p>
        <text:p text:style-name="P2">500 600 400 300</text:p>
        <text:p text:style-name="P2">0 9999 10000 9998</text:p>
        <text:p text:style-name="P10">output</text:p>
        <text:section text:style-name="Sect1" text:name="id0014083328154204966">
          <text:p text:style-name="P11">Copy</text:p>
        </text:section>
        <text:p text:style-name="P1"><text:bookmark text:name="id0045455112732939273"/>2</text:p>
        <text:p text:style-name="P2">0</text:p>
        <text:p text:style-name="P2">1</text:p>
        <text:p text:style-name="P2">3</text:p>
        <text:p text:style-name="P9">Note</text:p>
        <text:p text:style-name="P6">For the first test case, there are <text:bookmark text:name="MathJax-Element-16-Frame"/><text:bookmark text:name="MathJax-Span-64"/><text:bookmark text:name="MathJax-Span-65"/><text:bookmark text:name="MathJax-Span-66"/><text:span text:style-name="T4">2</text:span><text:span text:style-name="T3">2</text:span> people in front of Timur, specifically the participants who ran distances of <text:bookmark text:name="MathJax-Element-17-Frame"/><text:bookmark text:name="MathJax-Span-67"/><text:bookmark text:name="MathJax-Span-68"/><text:bookmark text:name="MathJax-Span-69"/><text:span text:style-name="T4">3</text:span><text:span text:style-name="T3">3</text:span> and <text:bookmark text:name="MathJax-Element-18-Frame"/><text:bookmark text:name="MathJax-Span-70"/><text:bookmark text:name="MathJax-Span-71"/><text:bookmark text:name="MathJax-Span-72"/><text:span text:style-name="T4">4</text:span><text:span text:style-name="T3">4</text:span>. The other participant is not in front of Timur because he ran a shorter distance than Timur.</text:p>
        <text:p text:style-name="P6">For the second test case, no one is in front of Timur, since he ran a distance of <text:bookmark text:name="MathJax-Element-19-Frame"/><text:bookmark text:name="MathJax-Span-73"/><text:bookmark text:name="MathJax-Span-74"/><text:bookmark text:name="MathJax-Span-75"/><text:span text:style-name="T4">10000</text:span><text:span text:style-name="T3">10000</text:span> while all others ran a distance of <text:bookmark text:name="MathJax-Element-20-Frame"/><text:bookmark text:name="MathJax-Span-76"/><text:bookmark text:name="MathJax-Span-77"/><text:bookmark text:name="MathJax-Span-78"/><text:span text:style-name="T4">0</text:span><text:span text:style-name="T3">0</text:span>, <text:bookmark text:name="MathJax-Element-21-Frame"/><text:bookmark text:name="MathJax-Span-79"/><text:bookmark text:name="MathJax-Span-80"/><text:bookmark text:name="MathJax-Span-81"/><text:span text:style-name="T4">1</text:span><text:span text:style-name="T3">1</text:span>, and <text:bookmark text:name="MathJax-Element-22-Frame"/><text:bookmark text:name="MathJax-Span-82"/><text:bookmark text:name="MathJax-Span-83"/><text:bookmark text:name="MathJax-Span-84"/><text:span text:style-name="T4">2</text:span><text:span text:style-name="T3">2</text:span> respectively.</text:p>
        <text:p text:style-name="P6">For the third test case, only the second person is in front of Timur, who ran a total distance of <text:bookmark text:name="MathJax-Element-23-Frame"/><text:bookmark text:name="MathJax-Span-85"/><text:bookmark text:name="MathJax-Span-86"/><text:bookmark text:name="MathJax-Span-87"/><text:span text:style-name="T4">600</text:span><text:span text:style-name="T3">600</text:span> while Timur ran a distance of <text:bookmark text:name="MathJax-Element-24-Frame"/><text:bookmark text:name="MathJax-Span-88"/><text:bookmark text:name="MathJax-Span-89"/><text:bookmark text:name="MathJax-Span-90"/><text:span text:style-name="T4">500</text:span><text:span text:style-name="T3">500</text:span>.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3T15:06:43.049000000</dc:date>
    <meta:editing-duration>PT7S</meta:editing-duration>
    <meta:editing-cycles>1</meta:editing-cycles>
    <meta:document-statistic meta:table-count="0" meta:image-count="0" meta:object-count="0" meta:page-count="1" meta:paragraph-count="36" meta:word-count="244" meta:character-count="1295" meta:non-whitespace-character-count="1083"/>
    <meta:generator>LibreOffice/7.2.2.2$Windows_X86_64 LibreOffice_project/02b2acce88a210515b4a5bb2e46cbfb63fe97d56</meta:generator>
  </office:meta>
</office:document-meta>
</file>